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0BCA03D8E9F8CA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7.937cm" svg:height="7.937cm" svg:x="6.532cm" svg:y="10.882cm">
          <draw:image xlink:href="Pictures/10000000000000E1000000E10BCA03D8E9F8CA8B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2-18T15:32:46.721000000</dc:date>
    <meta:editing-duration>PT44S</meta:editing-duration>
    <meta:editing-cycles>2</meta:editing-cycles>
    <meta:generator>LibreOffice/6.4.3.2$Windows_X86_64 LibreOffice_project/747b5d0ebf89f41c860ec2a39efd7cb15b54f2d8</meta:generator>
    <meta:document-statistic meta:object-count="1"/>
  </office:meta>
</office:document-meta>
</file>